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4.0008in"/>
    </style:style>
    <style:style style:name="co3" style:family="table-column">
      <style:table-column-properties fo:break-before="auto" style:column-width="3.6575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6" style:family="table-cell" style:parent-style-name="Default" style:data-style-name="N12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7" table:number-columns-repeated="1017" table:default-cell-style-name="ce5"/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 Can Win: A step by step tool for top achievers</text:p>
          </table:table-cell>
          <table:table-cell office:value-type="string" calcext:value-type="string">
            <text:p>Shiv Kher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3-12" calcext:value-type="date">
            <text:p>12 Mar 2020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Mysterious Affair at Styles</text:p>
          </table:table-cell>
          <table:table-cell office:value-type="string" calcext:value-type="string">
            <text:p>Agatha Christi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3-19" calcext:value-type="date">
            <text:p>19 Mar 202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enstein</text:p>
          </table:table-cell>
          <table:table-cell office:value-type="string" calcext:value-type="string">
            <text:p>Mary Shelley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4-02" calcext:value-type="date">
            <text:p>02 Apr 2020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உன்னைப் போல் ஒருவன்</text:p>
          </table:table-cell>
          <table:table-cell office:value-type="string" calcext:value-type="string">
            <text:p>ஜெயகாந்தன்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கதை</text:p>
          </table:table-cell>
          <table:table-cell office:value-type="date" office:date-value="2020-04-19" calcext:value-type="date">
            <text:p>19 Apr 2020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Mind for Numbers: How to excel at Math and Science</text:p>
          </table:table-cell>
          <table:table-cell office:value-type="string" calcext:value-type="string">
            <text:p>Barbara Oakley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5-02" calcext:value-type="date">
            <text:p>02 May 2020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piens: A Brief History of Humankind</text:p>
          </table:table-cell>
          <table:table-cell office:value-type="string" calcext:value-type="string">
            <text:p>Yuval Noah Harari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ஆங்கில கட்டுரை</text:p>
          </table:table-cell>
          <table:table-cell office:value-type="date" office:date-value="2020-05-17" calcext:value-type="date">
            <text:p>17 May 2020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Power of your Subconscious Mind</text:p>
          </table:table-cell>
          <table:table-cell office:value-type="string" calcext:value-type="string">
            <text:p>Joseph Murphy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5-27" calcext:value-type="date">
            <text:p>27 May 202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பாலங்கள்</text:p>
          </table:table-cell>
          <table:table-cell office:value-type="string" calcext:value-type="string">
            <text:p>சிவசங்கரி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கதை</text:p>
          </table:table-cell>
          <table:table-cell office:value-type="date" office:date-value="2020-05-29" calcext:value-type="date">
            <text:p>29 May 2020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சிற்றன்னை</text:p>
          </table:table-cell>
          <table:table-cell office:value-type="string" calcext:value-type="string">
            <text:p>புதுமைப்பித்தன்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கதை</text:p>
          </table:table-cell>
          <table:table-cell office:value-type="date" office:date-value="2020-06-09" calcext:value-type="date">
            <text:p>09 Jun 2020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on Musk: How the Billionaire CEO of SapceX and Tesla is Shaping our Future</text:p>
          </table:table-cell>
          <table:table-cell office:value-type="string" calcext:value-type="string">
            <text:p>Ashlee Vance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ஆங்கில கட்டுரை</text:p>
          </table:table-cell>
          <table:table-cell office:value-type="date" office:date-value="2020-06-14" calcext:value-type="date">
            <text:p>14 Jun 2020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d Then There Were None</text:p>
          </table:table-cell>
          <table:table-cell office:value-type="string" calcext:value-type="string">
            <text:p>Agatha Christ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6-17" calcext:value-type="date">
            <text:p>17 Jun 2020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e Night @ the Call Center</text:p>
          </table:table-cell>
          <table:table-cell office:value-type="string" calcext:value-type="string">
            <text:p>Chetan Bhaga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6-30" calcext:value-type="date">
            <text:p>30 Jun 202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விருந்தாளி</text:p>
          </table:table-cell>
          <table:table-cell office:value-type="string" calcext:value-type="string">
            <text:p>ஆல்பெர் காம்யு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கதை</text:p>
          </table:table-cell>
          <table:table-cell office:value-type="date" office:date-value="2020-07-02" calcext:value-type="date">
            <text:p>02 Jul 2020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veryone Has A Story</text:p>
          </table:table-cell>
          <table:table-cell office:value-type="string" calcext:value-type="string">
            <text:p>Savi Sharm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7-03" calcext:value-type="date">
            <text:p>03 Jul 2020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மெலூஹாவின் அமரர்கள் (சிவா முத்தொகுதி - 1)</text:p>
          </table:table-cell>
          <table:table-cell office:value-type="string" calcext:value-type="string">
            <text:p>அமிஷ்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கதை</text:p>
          </table:table-cell>
          <table:table-cell office:value-type="date" office:date-value="2020-07-19" calcext:value-type="date">
            <text:p>19 Jul 2020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நாகர்களின் இரகசியம் (சிவா முத்தொகுதி - 2)</text:p>
          </table:table-cell>
          <table:table-cell office:value-type="string" calcext:value-type="string">
            <text:p>அமிஷ்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கதை</text:p>
          </table:table-cell>
          <table:table-cell office:value-type="date" office:date-value="2020-07-27" calcext:value-type="date">
            <text:p>27 Jul 2020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வாடிவாசல்</text:p>
          </table:table-cell>
          <table:table-cell office:value-type="string" calcext:value-type="string">
            <text:p>சி. சு. செல்லப்பா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கதை</text:p>
          </table:table-cell>
          <table:table-cell office:value-type="date" office:date-value="2020-08-02" calcext:value-type="date">
            <text:p>02 Aug 2020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அணிலாடும் முன்றில்</text:p>
          </table:table-cell>
          <table:table-cell office:value-type="string" calcext:value-type="string">
            <text:p>நா. முத்துக்குமார்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08-05" calcext:value-type="date">
            <text:p>05 Aug 202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porate Avatar</text:p>
          </table:table-cell>
          <table:table-cell office:value-type="string" calcext:value-type="string">
            <text:p>Dish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8-12" calcext:value-type="date">
            <text:p>12 Aug 2020</text:p>
          </table:table-cell>
          <table:table-cell table:number-columns-repeated="101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தென்னிந்திய நாட்டுப்புறக் கதைகள்: சூரியனைப் பற்றிய கதைகள்</text:p>
          </table:table-cell>
          <table:table-cell office:value-type="string" calcext:value-type="string">
            <text:p>ஜார்ஜியானா கிங்ஸ்கோட், நடேச சாஸ்திரி, வானதி (மொழிபெயர்பு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கதை</text:p>
          </table:table-cell>
          <table:table-cell office:value-type="date" office:date-value="2020-08-18" calcext:value-type="date">
            <text:p>18 Aug 2020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w to Talk to Anyone</text:p>
          </table:table-cell>
          <table:table-cell office:value-type="string" calcext:value-type="string">
            <text:p>Leil Lownde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8-18" calcext:value-type="date">
            <text:p>18 Aug 2020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ஜெயகாந்தன் சிறுகதைகள் தொகுப்பு - 1</text:p>
          </table:table-cell>
          <table:table-cell office:value-type="string" calcext:value-type="string">
            <text:p>ஜெயகாந்தன்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கதை</text:p>
          </table:table-cell>
          <table:table-cell office:value-type="date" office:date-value="2020-08-20" calcext:value-type="date">
            <text:p>20 Aug 202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titude is Everything</text:p>
          </table:table-cell>
          <table:table-cell office:value-type="string" calcext:value-type="string">
            <text:p>Jeff Kelle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8-21" calcext:value-type="date">
            <text:p>21 Aug 202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வாயுபுத்திரர்களின் வாக்கு (சிவா முத்தொகுதி - 3)</text:p>
          </table:table-cell>
          <table:table-cell office:value-type="string" calcext:value-type="string">
            <text:p>அமிஷ்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கதை</text:p>
          </table:table-cell>
          <table:table-cell office:value-type="date" office:date-value="2020-08-30" calcext:value-type="date">
            <text:p>30 Aug 2020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எக்ஸிஸ்டென்ஷியலிசமும் ஃபேன்ஸி பனியனு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கதை</text:p>
          </table:table-cell>
          <table:table-cell office:value-type="date" office:date-value="2020-09-06" calcext:value-type="date">
            <text:p>06 Sep 2020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ஜெயகாந்தன் சிறுகதைகள் தொகுப்பு - 2</text:p>
          </table:table-cell>
          <table:table-cell office:value-type="string" calcext:value-type="string">
            <text:p>ஜெயகாந்தன்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கதை</text:p>
          </table:table-cell>
          <table:table-cell office:value-type="date" office:date-value="2020-09-13" calcext:value-type="date">
            <text:p>13 Sep 2020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பிரிவோம் சந்திப்போம் பாகம் - 1</text:p>
          </table:table-cell>
          <table:table-cell office:value-type="string" calcext:value-type="string">
            <text:p>சுஜாதா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கதை</text:p>
          </table:table-cell>
          <table:table-cell office:value-type="date" office:date-value="2020-09-30" calcext:value-type="date">
            <text:p>30 Sep 2020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பிரிவோம் சந்திப்போம் பாகம் - 2</text:p>
          </table:table-cell>
          <table:table-cell office:value-type="string" calcext:value-type="string">
            <text:p>சுஜாதா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கதை</text:p>
          </table:table-cell>
          <table:table-cell office:value-type="date" office:date-value="2020-10-12" calcext:value-type="date">
            <text:p>12 Oct 2020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Woz</text:p>
          </table:table-cell>
          <table:table-cell office:value-type="string" calcext:value-type="string">
            <text:p>Steve Wozniak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ஆங்கில கட்டுரை</text:p>
          </table:table-cell>
          <table:table-cell office:value-type="date" office:date-value="2020-10-14" calcext:value-type="date">
            <text:p>14 Oct 2020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பூனாச்சி அல்லது ஒரு வெள்ளாட்டின் கதை</text:p>
          </table:table-cell>
          <table:table-cell office:value-type="string" calcext:value-type="string">
            <text:p>பெருமாள்முருகன்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கதை</text:p>
          </table:table-cell>
          <table:table-cell office:value-type="date" office:date-value="2020-10-18" calcext:value-type="date">
            <text:p>18 Oct 2020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தாமிரபரணியில் கொல்லப்படாதவர்கள்</text:p>
          </table:table-cell>
          <table:table-cell office:value-type="string" calcext:value-type="string">
            <text:p>மாரிசெல்வராஜ்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கதை</text:p>
          </table:table-cell>
          <table:table-cell office:value-type="date" office:date-value="2020-10-21" calcext:value-type="date">
            <text:p>21 Oct 2020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ephenie Meye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11-01" calcext:value-type="date">
            <text:p>01 Nov 202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கடலுக்கு அப்பால்</text:p>
          </table:table-cell>
          <table:table-cell office:value-type="string" calcext:value-type="string">
            <text:p>ப. சிங்காரம்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கதை</text:p>
          </table:table-cell>
          <table:table-cell office:value-type="date" office:date-value="2020-11-06" calcext:value-type="date">
            <text:p>06 Nov 2020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ஆ..!</text:p>
          </table:table-cell>
          <table:table-cell office:value-type="string" calcext:value-type="string">
            <text:p>சுஜாதா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கதை</text:p>
          </table:table-cell>
          <table:table-cell office:value-type="date" office:date-value="2020-11-08" calcext:value-type="date">
            <text:p>08 Nov 2020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Chuck Palahniuk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11-19" calcext:value-type="date">
            <text:p>19 Nov 2020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இச்சைகளின் இருள்வெளி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1-21" calcext:value-type="date">
            <text:p>21 Nov 202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குட்டி இளவரசன்</text:p>
          </table:table-cell>
          <table:table-cell office:value-type="string" calcext:value-type="string">
            <text:p>அந்த்வான் து செந்த்-எக்சுபெரி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கதை</text:p>
          </table:table-cell>
          <table:table-cell office:value-type="date" office:date-value="2020-11-29" calcext:value-type="date">
            <text:p>29 Nov 2020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கி.மு - கி.பி</text:p>
          </table:table-cell>
          <table:table-cell office:value-type="string" calcext:value-type="string">
            <text:p>மதன்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1-29" calcext:value-type="date">
            <text:p>29 Nov 2020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மறக்கவே நினைக்கிறேன்</text:p>
          </table:table-cell>
          <table:table-cell office:value-type="string" calcext:value-type="string">
            <text:p>மாரி செல்வராஜ்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2-05" calcext:value-type="date">
            <text:p>05 Dec 2020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சிவப்பு இரவு</text:p>
          </table:table-cell>
          <table:table-cell office:value-type="string" calcext:value-type="string">
            <text:p>ராஜேஷ்குமார்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கதை</text:p>
          </table:table-cell>
          <table:table-cell office:value-type="date" office:date-value="2020-12-13" calcext:value-type="date">
            <text:p>13 Dec 2020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ஆரிய மாயை</text:p>
          </table:table-cell>
          <table:table-cell office:value-type="string" calcext:value-type="string">
            <text:p>கா. ந. அண்ணாதுரை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2-21" calcext:value-type="date">
            <text:p>21 Dec 2020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கொரோனாவா? முதலாளித்துவமா?</text:p>
          </table:table-cell>
          <table:table-cell office:value-type="string" calcext:value-type="string">
            <text:p>தா. பாண்டியன்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2-24" calcext:value-type="date">
            <text:p>24 Dec 202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குருதிப்புனல்</text:p>
          </table:table-cell>
          <table:table-cell office:value-type="string" calcext:value-type="string">
            <text:p>இந்திரா பார்த்தசாரதி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கதை</text:p>
          </table:table-cell>
          <table:table-cell office:value-type="date" office:date-value="2020-12-31" calcext:value-type="date">
            <text:p>31 Dec 2020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formula="of:=SUM([.E1:.E44])" office:value-type="float" office:value="10249" calcext:value-type="float">
            <text:p>10249</text:p>
          </table:table-cell>
          <table:table-cell table:number-columns-repeated="1019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21:03:42.386562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1.2$Linux_X86_64 LibreOffice_project/10$Build-2</meta:generator>
    <dc:date>2021-02-28T00:13:57.106543379</dc:date>
    <meta:editing-duration>PT4H31M31S</meta:editing-duration>
    <meta:editing-cycles>61</meta:editing-cycles>
    <meta:document-statistic meta:table-count="1" meta:cell-count="302" meta:object-count="0"/>
  </office:meta>
</office:document-meta>
</file>